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office:value-type="string">
            <text:p>concate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3_07-57-45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3_10-04-55_000.jpg</text:p>
          </table:table-cell>
          <table:table-cell table:style-name="ce20" office:value-type="string">
            <text:p>:m RES 1-2*2 / free# JVEMV6 37#23_6 / 37. miscs of miscs / 23. CO2 / セドペプツロース、他</text:p>
          </table:table-cell>
          <table:table-cell table:style-name="ce3"/>
          <table:table-cell table:style-name="ce3"/>
          <table:table-cell table:style-name="ce3"/>
          <table:table-cell table:style-name="ce33" table:formula="of:=IF([.E3]=&quot;&quot;;[.C3];CONCATENATE([.C3];&quot; / &quot;;[.E3]))" office:value-type="string" office:string-value=":m RES 1-2*2 / free# JVEMV6 37#23_6 / 37. miscs of miscs / 23. CO2 / セドペプツロース、他">
            <text:p>:m RES 1-2*2 / free# JVEMV6 37#23_6 / 37. miscs of miscs / 23. CO2 / セドペプツロース、他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3_10-35-22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/>
          <table:table-cell table:style-name="ce3"/>
          <table:table-cell table:style-name="ce33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3_14-47-28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3_14-51-18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24"/>
          <table:table-cell table:style-name="ce3"/>
          <table:table-cell table:style-name="ce3"/>
          <table:table-cell table:style-name="ce33" table:formula="of:=IF([.E6]=&quot;&quot;;[.C6];CONCATENATE([.C6];&quot; / &quot;;[.E6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3_14-52-04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14"/>
          <table:table-cell table:style-name="ce3"/>
          <table:table-cell table:style-name="ce3"/>
          <table:table-cell table:style-name="ce33" table:formula="of:=IF([.E7]=&quot;&quot;;[.C7];CONCATENATE([.C7];&quot; / &quot;;[.E7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3_14-53-35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15"/>
          <table:table-cell table:style-name="ce3"/>
          <table:table-cell table:style-name="ce3"/>
          <table:table-cell table:style-name="ce33" table:formula="of:=IF([.E8]=&quot;&quot;;[.C8];CONCATENATE([.C8];&quot; / &quot;;[.E8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3_15-13-58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17"/>
          <table:table-cell table:style-name="ce3"/>
          <table:table-cell table:style-name="ce3"/>
          <table:table-cell table:style-name="ce33" table:formula="of:=IF([.E9]=&quot;&quot;;[.C9];CONCATENATE([.C9];&quot; / &quot;;[.E9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3_15-14-40_000.jpg</text:p>
          </table:table-cell>
          <table:table-cell table:style-name="ce16" office:value-type="string">
            <text:p>:m 東和 PHOTO / 200424f / 新高円寺駅 / 新高円寺プロジェクト / １名 / ホクシン設備（合田工務店） / 資料</text:p>
          </table:table-cell>
          <table:table-cell table:style-name="ce16"/>
          <table:table-cell table:style-name="ce3"/>
          <table:table-cell table:style-name="ce3"/>
          <table:table-cell table:style-name="ce33" table:formula="of:=IF([.E10]=&quot;&quot;;[.C10];CONCATENATE([.C10];&quot; / &quot;;[.E10]))" office:value-type="string" office:string-value=":m 東和 PHOTO / 200424f / 新高円寺駅 / 新高円寺プロジェクト / １名 / ホクシン設備（合田工務店） / 資料">
            <text:p>:m 東和 PHOTO / 200424f / 新高円寺駅 / 新高円寺プロジェクト / １名 / ホクシン設備（合田工務店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3_17-22-51_000.jpg</text:p>
          </table:table-cell>
          <table:table-cell table:style-name="ce16" office:value-type="string">
            <text:p>:bookmemo / 読んだ本 / 『帝王学』 / 著者=山本七平</text:p>
          </table:table-cell>
          <table:table-cell table:style-name="ce17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bookmemo / 読んだ本 / 『帝王学』 / 著者=山本七平">
            <text:p>:bookmemo / 読んだ本 / 『帝王学』 / 著者=山本七平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3_17-23-26_000.jpg</text:p>
          </table:table-cell>
          <table:table-cell table:style-name="ce16" office:value-type="string">
            <text:p>:m 1*1 RES / 245 / 『帝王学』　山本七平 / p.164</text:p>
          </table:table-cell>
          <table:table-cell table:style-name="ce16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m 1*1 RES / 245 / 『帝王学』　山本七平 / p.164">
            <text:p>:m 1*1 RES / 245 / 『帝王学』　山本七平 / p.164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3_18-21-10_000.jpg</text:p>
          </table:table-cell>
          <table:table-cell table:style-name="ce6" office:value-type="string">
            <text:p>:m 1*1 res / JVEMV6 41#7.6_1 / 41. economics / 9. economic-forecast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m 1*1 res / JVEMV6 41#7.6_1 / 41. economics / 9. economic-forecast">
            <text:p>:m 1*1 res / JVEMV6 41#7.6_1 / 41. economics / 9. economic-forecast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3_19-06-05_000.jpg</text:p>
          </table:table-cell>
          <table:table-cell table:style-name="ce6" office:value-type="string">
            <text:p>:m 記録 / 身体 / 全身像 / 顔 / 様子 / 楽器演奏中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m 記録 / 身体 / 全身像 / 顔 / 様子 / 楽器演奏中">
            <text:p>:m 記録 / 身体 / 全身像 / 顔 / 様子 / 楽器演奏中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3_19-06-11_000.jpg</text:p>
          </table:table-cell>
          <table:table-cell table:style-name="ce15" office:value-type="string">
            <text:p>:m 買い物リスト / いなげや / カンパン、他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m 買い物リスト / いなげや / カンパン、他">
            <text:p>:m 買い物リスト / いなげや / カンパン、他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3_20-50-5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23_20-51-29_000.jpg</text:p>
          </table:table-cell>
          <table:table-cell table:style-name="ce17" office:value-type="string">
            <text:p>:m :lets / action activity / やること（活動） / 発達障害；経済予測；曲作り；FX調べ；CO2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m :lets / action activity / やること（活動） / 発達障害；経済予測；曲作り；FX調べ；CO2">
            <text:p>:m :lets / action activity / やること（活動） / 発達障害；経済予測；曲作り；FX調べ；CO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24_04-08-20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24_04-51-24_000.jpg</text:p>
          </table:table-cell>
          <table:table-cell table:style-name="ce1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24_05-24-45_000.jpg</text:p>
          </table:table-cell>
          <table:table-cell table:style-name="ce16" office:value-type="string">
            <text:p>:m 東和 PHOTO / 200424f / 新高円寺駅 / 新高円寺プロジェクト / １名 / ホクシン設備（合田工務店） / 出発時間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m 東和 PHOTO / 200424f / 新高円寺駅 / 新高円寺プロジェクト / １名 / ホクシン設備（合田工務店） / 出発時間">
            <text:p>:m 東和 PHOTO / 200424f / 新高円寺駅 / 新高円寺プロジェクト / １名 / ホクシン設備（合田工務店） / 出発時間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24_05-31-32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24_05-31-35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4-24_05-31-38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4-24_05-31-41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4-24_05-31-44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4-24_05-31-48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4-24_05-31-51_000.jpg</text:p>
          </table:table-cell>
          <table:table-cell table:style-name="ce17" office:value-type="string">
            <text:p>:PHOTO 記録しておきたいもの / @宮前平公園、運動場 / ゴミが散らかっている</text:p>
          </table:table-cell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string" office:string-value=":PHOTO 記録しておきたいもの / @宮前平公園、運動場 / ゴミが散らかっている">
            <text:p>:PHOTO 記録しておきたいもの / @宮前平公園、運動場 / ゴミが散らかっ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4-24_06-33-48_000.jpg</text:p>
          </table:table-cell>
          <table:table-cell table:style-name="ce15" office:value-type="string">
            <text:p>:PHOTO 記録しておきたいもの / @新高円寺駅そば、東和現場へ行く途中 / 駅へのエレベータ、出たところ</text:p>
          </table:table-cell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string" office:string-value=":PHOTO 記録しておきたいもの / @新高円寺駅そば、東和現場へ行く途中 / 駅へのエレベータ、出たところ">
            <text:p>:PHOTO 記録しておきたいもの / @新高円寺駅そば、東和現場へ行く途中 / 駅へのエレベータ、出たところ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4-24_06-33-52_000.jpg</text:p>
          </table:table-cell>
          <table:table-cell table:style-name="ce15" office:value-type="string">
            <text:p>:PHOTO 記録しておきたいもの / @新高円寺駅そば、東和現場へ行く途中 / 駅へのエレベータ、出たところ</text:p>
          </table:table-cell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string" office:string-value=":PHOTO 記録しておきたいもの / @新高円寺駅そば、東和現場へ行く途中 / 駅へのエレベータ、出たところ">
            <text:p>:PHOTO 記録しておきたいもの / @新高円寺駅そば、東和現場へ行く途中 / 駅へのエレベータ、出たところ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4-24_06-34-01_000.jpg</text:p>
          </table:table-cell>
          <table:table-cell table:style-name="ce15" office:value-type="string">
            <text:p>:PHOTO 記録しておきたいもの / @新高円寺駅そば、東和現場へ行く途中 / 駅へのエレベータの前の、車道</text:p>
          </table:table-cell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string" office:string-value=":PHOTO 記録しておきたいもの / @新高円寺駅そば、東和現場へ行く途中 / 駅へのエレベータの前の、車道">
            <text:p>:PHOTO 記録しておきたいもの / @新高円寺駅そば、東和現場へ行く途中 / 駅へのエレベータの前の、車道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4-24_06-43-32_000.jpg</text:p>
          </table:table-cell>
          <table:table-cell table:style-name="ce15" office:value-type="string">
            <text:p>:PHOTO 記録しておきたいもの / @新高円寺駅そば、東和現場へ行く途中 / 店舗の看板；コロナ関連のメッセージ</text:p>
          </table:table-cell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string" office:string-value=":PHOTO 記録しておきたいもの / @新高円寺駅そば、東和現場へ行く途中 / 店舗の看板；コロナ関連のメッセージ">
            <text:p>:PHOTO 記録しておきたいもの / @新高円寺駅そば、東和現場へ行く途中 / 店舗の看板；コロナ関連のメッセージ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4-24_06-43-37_000.jpg</text:p>
          </table:table-cell>
          <table:table-cell table:style-name="ce15" office:value-type="string">
            <text:p>:PHOTO 記録しておきたいもの / @新高円寺駅そば、東和現場へ行く途中 / 店舗の看板；コロナ関連のメッセージ</text:p>
          </table:table-cell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string" office:string-value=":PHOTO 記録しておきたいもの / @新高円寺駅そば、東和現場へ行く途中 / 店舗の看板；コロナ関連のメッセージ">
            <text:p>:PHOTO 記録しておきたいもの / @新高円寺駅そば、東和現場へ行く途中 / 店舗の看板；コロナ関連のメッセージ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4-24_06-43-51_000.jpg</text:p>
          </table:table-cell>
          <table:table-cell table:style-name="ce15" office:value-type="string">
            <text:p>:PHOTO 記録しておきたいもの / @新高円寺駅そば、東和現場へ行く途中 / 店舗の看板；コロナ関連のメッセージ</text:p>
          </table:table-cell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string" office:string-value=":PHOTO 記録しておきたいもの / @新高円寺駅そば、東和現場へ行く途中 / 店舗の看板；コロナ関連のメッセージ">
            <text:p>:PHOTO 記録しておきたいもの / @新高円寺駅そば、東和現場へ行く途中 / 店舗の看板；コロナ関連のメッセージ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4-24_14-29-53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4-24_14-30-00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4-24_14-30-11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4-24_14-30-18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4-24_14-30-26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4-24_14-30-39_000.jpg</text:p>
          </table:table-cell>
          <table:table-cell table:style-name="ce6" office:value-type="string">
            <text:p>:PHOTO 記録しておきたいもの / @東高円寺駅、東和現場、詰所 / 掲示物</text:p>
          </table:table-cell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string" office:string-value=":PHOTO 記録しておきたいもの / @東高円寺駅、東和現場、詰所 / 掲示物">
            <text:p>:PHOTO 記録しておきたいもの / @東高円寺駅、東和現場、詰所 / 掲示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4-24_16-41-15_000.jpg</text:p>
          </table:table-cell>
          <table:table-cell table:style-name="ce20" office:value-type="string">
            <text:p>JVEMV6 52#2 / 52. 自然観察 / 2. grass / field_photos / 雑草、草本 / @カボス、東南角 / 葉、面白い形；ちじれている</text:p>
          </table:table-cell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string" office:string-value="JVEMV6 52#2 / 52. 自然観察 / 2. grass / field_photos / 雑草、草本 / @カボス、東南角 / 葉、面白い形；ちじれている">
            <text:p>JVEMV6 52#2 / 52. 自然観察 / 2. grass / field_photos / 雑草、草本 / @カボス、東南角 / 葉、面白い形；ちじれ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4-24_16-41-20_000.jpg</text:p>
          </table:table-cell>
          <table:table-cell table:style-name="ce20" office:value-type="string">
            <text:p>JVEMV6 52#2 / 52. 自然観察 / 2. grass / field_photos / 雑草、草本 / @カボス、東南角 / 葉、面白い形；ちじれている</text:p>
          </table:table-cell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string" office:string-value="JVEMV6 52#2 / 52. 自然観察 / 2. grass / field_photos / 雑草、草本 / @カボス、東南角 / 葉、面白い形；ちじれている">
            <text:p>JVEMV6 52#2 / 52. 自然観察 / 2. grass / field_photos / 雑草、草本 / @カボス、東南角 / 葉、面白い形；ちじれ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4-24_16-41-27_000.jpg</text:p>
          </table:table-cell>
          <table:table-cell table:style-name="ce20" office:value-type="string">
            <text:p>JVEMV6 52#2 / 52. 自然観察 / 2. grass / field_photos / 雑草、草本 / @カボス、東南角 / 葉、面白い形；ちじれている</text:p>
          </table:table-cell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string" office:string-value="JVEMV6 52#2 / 52. 自然観察 / 2. grass / field_photos / 雑草、草本 / @カボス、東南角 / 葉、面白い形；ちじれている">
            <text:p>JVEMV6 52#2 / 52. 自然観察 / 2. grass / field_photos / 雑草、草本 / @カボス、東南角 / 葉、面白い形；ちじれ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4-24_16-41-34_000.jpg</text:p>
          </table:table-cell>
          <table:table-cell table:style-name="ce20" office:value-type="string">
            <text:p>JVEMV6 52#2 / 52. 自然観察 / 2. grass / field_photos / 雑草、草本 / @カボス、東南角 / 葉、面白い形；ちじれている</text:p>
          </table:table-cell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string" office:string-value="JVEMV6 52#2 / 52. 自然観察 / 2. grass / field_photos / 雑草、草本 / @カボス、東南角 / 葉、面白い形；ちじれている">
            <text:p>JVEMV6 52#2 / 52. 自然観察 / 2. grass / field_photos / 雑草、草本 / @カボス、東南角 / 葉、面白い形；ちじれてい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4-24_16-42-05_000.jpg</text:p>
          </table:table-cell>
          <table:table-cell table:style-name="ce20" office:value-type="string">
            <text:p>JVEMV6 52#2 / 52. 自然観察 / 2. grass / field_photos / 雑草、草本、花 / @カボス、東南角 / 花 / 小さい花</text:p>
          </table:table-cell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string" office:string-value="JVEMV6 52#2 / 52. 自然観察 / 2. grass / field_photos / 雑草、草本、花 / @カボス、東南角 / 花 / 小さい花">
            <text:p>JVEMV6 52#2 / 52. 自然観察 / 2. grass / field_photos / 雑草、草本、花 / @カボス、東南角 / 花 / 小さい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4-24_16-42-11_000.jpg</text:p>
          </table:table-cell>
          <table:table-cell table:style-name="ce20" office:value-type="string">
            <text:p>JVEMV6 52#2 / 52. 自然観察 / 2. grass / field_photos / 雑草、草本、花 / @カボス、東南角 / 花 / 小さい花</text:p>
          </table:table-cell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string" office:string-value="JVEMV6 52#2 / 52. 自然観察 / 2. grass / field_photos / 雑草、草本、花 / @カボス、東南角 / 花 / 小さい花">
            <text:p>JVEMV6 52#2 / 52. 自然観察 / 2. grass / field_photos / 雑草、草本、花 / @カボス、東南角 / 花 / 小さい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4-24_16-42-24_000.jpg</text:p>
          </table:table-cell>
          <table:table-cell table:style-name="ce20" office:value-type="string">
            <text:p>JVEMV6 52#2 / 52. 自然観察 / 2. grass / field_photos / 雑草、草本、花 / @カボス、東南角 / 花 / 小さい花</text:p>
          </table:table-cell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string" office:string-value="JVEMV6 52#2 / 52. 自然観察 / 2. grass / field_photos / 雑草、草本、花 / @カボス、東南角 / 花 / 小さい花">
            <text:p>JVEMV6 52#2 / 52. 自然観察 / 2. grass / field_photos / 雑草、草本、花 / @カボス、東南角 / 花 / 小さい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4-24_17-26-53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20-04-24_17-34-17_000.jpg</text:p>
          </table:table-cell>
          <table:table-cell table:style-name="ce20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20-04-24_17-39-33_000.jpg</text:p>
          </table:table-cell>
          <table:table-cell table:style-name="ce20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20-04-24_17-43-01_000.jpg</text:p>
          </table:table-cell>
          <table:table-cell table:style-name="ce20" office:value-type="string">
            <text:p>:m other 1*1 / cake_ifm;画像処理 / カラー、割り当て、色の組み合わせ</text:p>
          </table:table-cell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string" office:string-value=":m other 1*1 / cake_ifm;画像処理 / カラー、割り当て、色の組み合わせ">
            <text:p>:m other 1*1 / cake_ifm;画像処理 / カラー、割り当て、色の組み合わ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20-04-24_17-51-36_000.jpg</text:p>
          </table:table-cell>
          <table:table-cell table:style-name="ce17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string">
            <text:p>2020-04-24_17-55-12_000.jpg</text:p>
          </table:table-cell>
          <table:table-cell table:style-name="ce23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string">
            <text:p>2020-04-24_17-59-34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string">
            <text:p>2020-04-24_18-18-41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string">
            <text:p>2020-04-24_20-57-04_000.jpg</text:p>
          </table:table-cell>
          <table:table-cell table:style-name="ce16" office:value-type="string">
            <text:p>:m 食べた物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" office:value-type="string">
            <text:p>2020-04-24_21-32-00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string">
            <text:p>2020-04-24_21-34-32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3" office:value-type="string">
            <text:p>2020-04-24_21-38-21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3" office:value-type="string">
            <text:p>2020-04-25_10-43-25_000.jpg</text:p>
          </table:table-cell>
          <table:table-cell table:style-name="ce16" office:value-type="string">
            <text:p>:m 食べた物　間食 / 味噌スープ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3" office:value-type="string">
            <text:p>2020-04-25_10-43-42_000.jpg</text:p>
          </table:table-cell>
          <table:table-cell table:style-name="ce17" office:value-type="string">
            <text:p>:m :PHOTO 起きた時刻 / 2020 / １時間前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3_18-38-26_000.mp4</text:p>
          </table:table-cell>
          <table:table-cell table:style-name="ce6" office:value-type="string">
            <text:p>:VIDEO / @自室 / 記録 / jap.flute / 演奏、play / f-2020-0423-1 / et-2,patt-N,for=how-to-blow,score~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3_18-42-29_000.mp4</text:p>
          </table:table-cell>
          <table:table-cell table:style-name="ce6" office:value-type="string">
            <text:p>-*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3_18-52-59_000.mp4</text:p>
          </table:table-cell>
          <table:table-cell table:style-name="ce6" office:value-type="string">
            <text:p>-*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3_18-56-28_000.mp4</text:p>
          </table:table-cell>
          <table:table-cell table:style-name="ce6" office:value-type="string">
            <text:p>:VIDEO / @自室 / 記録 / jap.flute / 演奏、play / f-2020-0423-2 / admin / 片付け；やりかた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4_19-06-35_000.mp4</text:p>
          </table:table-cell>
          <table:table-cell table:style-name="ce6" office:value-type="string">
            <text:p>:VIDEO / @自室 / 記録 / jap.flute / 演奏、play / f-2020-0423-1 / et-2,patt-N,for=how-to-blow:B♭,score~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3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6]=&quot;&quot;;[.C196];CONCATENATE([.C196];&quot; / &quot;;[.E1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7]=&quot;&quot;;[.C197];CONCATENATE([.C197];&quot; / &quot;;[.E1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8]=&quot;&quot;;[.C198];CONCATENATE([.C198];&quot; / &quot;;[.E1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199]=&quot;&quot;;[.C199];CONCATENATE([.C199];&quot; / &quot;;[.E1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0]=&quot;&quot;;[.C200];CONCATENATE([.C200];&quot; / &quot;;[.E2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1]=&quot;&quot;;[.C201];CONCATENATE([.C201];&quot; / &quot;;[.E2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2]=&quot;&quot;;[.C202];CONCATENATE([.C202];&quot; / &quot;;[.E2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3]=&quot;&quot;;[.C203];CONCATENATE([.C203];&quot; / &quot;;[.E2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4]=&quot;&quot;;[.C204];CONCATENATE([.C204];&quot; / &quot;;[.E2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5]=&quot;&quot;;[.C205];CONCATENATE([.C205];&quot; / &quot;;[.E2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6]=&quot;&quot;;[.C206];CONCATENATE([.C206];&quot; / &quot;;[.E2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7]=&quot;&quot;;[.C207];CONCATENATE([.C207];&quot; / &quot;;[.E2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8]=&quot;&quot;;[.C208];CONCATENATE([.C208];&quot; / &quot;;[.E2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09]=&quot;&quot;;[.C209];CONCATENATE([.C209];&quot; / &quot;;[.E2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10]=&quot;&quot;;[.C210];CONCATENATE([.C210];&quot; / &quot;;[.E2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3" table:formula="of:=IF([.E211]=&quot;&quot;;[.C211];CONCATENATE([.C211];&quot; / &quot;;[.E2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/>
          <table:table-cell table:style-name="ce3"/>
          <table:table-cell table:style-name="ce3"/>
          <table:table-cell table:style-name="ce33" table:formula="of:=IF([.E212]=&quot;&quot;;[.C212];CONCATENATE([.C212];&quot; / &quot;;[.E21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2020/04/25</text:date>, <text:time>15:02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5T15:02:06.06</dc:date>
    <dc:creator>iwabuchi ken</dc:creator>
    <meta:editing-duration>P19DT20H42M25S</meta:editing-duration>
    <meta:editing-cycles>7828</meta:editing-cycles>
    <meta:document-statistic meta:table-count="1" meta:cell-count="859" meta:object-count="0"/>
  </office:meta>
</office:document-meta>
</file>